
<file path=[Content_Types].xml>
</file>

<file path=word/document.xml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57B0000006583AE5401FEB8F516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097in" fo:margin-left="0in" fo:margin-top="0in" fo:margin-bottom="0in" table:align="left" style:writing-mode="lr-tb"/>
    </style:style>
    <style:style style:name="Table1.A" style:family="table-column">
      <style:table-column-properties style:column-width="6.7097in"/>
    </style:style>
    <style:style style:name="Table1.1" style:family="table-row">
      <style:table-row-properties style:min-row-height="0.1403in" fo:keep-together="auto"/>
    </style:style>
    <style:style style:name="Table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0.175in"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1701in"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35in"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0361in" fo:margin-left="-0.2722in" fo:margin-top="0in" fo:margin-bottom="0in" table:align="left" style:writing-mode="lr-tb"/>
    </style:style>
    <style:style style:name="Table2.A" style:family="table-column">
      <style:table-column-properties style:column-width="7.0361in"/>
    </style:style>
    <style:style style:name="Table2.1" style:family="table-row">
      <style:table-row-properties style:min-row-height="0.046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end" style:justify-single-word="false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>
      <style:paragraph-properties fo:text-align="justify" style:justify-single-word="false" fo:orphans="0" fo:widows="0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margin-top="0in" fo:margin-bottom="0in" loext:contextual-spacing="false" fo:line-height="150%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6898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text-indent="0.6898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3937in" style:auto-text-indent="false"/>
    </style:style>
    <style:style style:name="P23" style:family="paragraph" style:parent-style-name="Standard">
      <style:paragraph-properties fo:margin-left="-0.1972in" fo:margin-right="0in" fo:text-align="end" style:justify-single-word="false" fo:text-indent="0in" style:auto-text-indent="false"/>
    </style:style>
    <style:style style:name="P24" style:family="paragraph" style:parent-style-name="Standard">
      <style:paragraph-properties fo:margin-left="-0.3937in" fo:margin-right="-0.2965in" fo:margin-top="0in" fo:margin-bottom="0.111in" loext:contextual-spacing="false" fo:line-height="115%" fo:text-align="center" style:justify-single-word="false" fo:text-indent="0in" style:auto-text-indent="false">
        <style:tab-stops>
          <style:tab-stop style:position="1.9654in"/>
        </style:tab-stops>
      </style:paragraph-properties>
    </style:style>
    <style:style style:name="P25" style:family="paragraph" style:parent-style-name="Standard">
      <style:paragraph-properties fo:margin-left="-0.3937in" fo:margin-right="-0.2965in" fo:text-align="center" style:justify-single-word="false" fo:text-indent="0in" style:auto-text-indent="false">
        <style:tab-stops>
          <style:tab-stop style:position="1.9654in"/>
        </style:tab-stops>
      </style:paragraph-properties>
    </style:style>
    <style:style style:name="P26" style:family="paragraph" style:parent-style-name="Standard">
      <style:paragraph-properties fo:margin-left="0in" fo:margin-right="0.0811in" fo:line-height="200%" fo:text-align="center" style:justify-single-word="false" fo:text-indent="0in" style:auto-text-indent="false"/>
    </style:style>
    <style:style style:name="P27" style:family="paragraph" style:parent-style-name="Standard">
      <style:paragraph-properties fo:margin-left="0in" fo:margin-right="-0.2965in" fo:margin-top="0in" fo:margin-bottom="0.111in" loext:contextual-spacing="false" fo:line-height="200%" fo:text-indent="0in" style:auto-text-indent="false">
        <style:tab-stops>
          <style:tab-stop style:position="1.9654in"/>
        </style:tab-stops>
      </style:paragraph-properties>
    </style:style>
    <style:style style:name="P28" style:family="paragraph" style:parent-style-name="Standard">
      <style:paragraph-properties fo:margin-left="0in" fo:margin-right="-0.2965in" fo:margin-top="0in" fo:margin-bottom="0.111in" loext:contextual-spacing="false" fo:line-height="100%" fo:text-indent="0in" style:auto-text-indent="false">
        <style:tab-stops>
          <style:tab-stop style:position="1.9654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Frame_20_contents">
      <style:paragraph-properties fo:margin-left="0in" fo:margin-right="0in" fo:margin-top="0in" fo:margin-bottom="0in" loext:contextual-spacing="false" fo:line-height="0.1665in" fo:text-align="center" style:justify-single-word="false" fo:text-indent="0in" style:auto-text-indent="false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fo:font-weight="bold" style:font-name-asian="Calibri1" style:font-size-asian="9pt" style:font-style-asian="normal" style:font-weight-asian="bold" style:font-name-complex="Calibri1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Calibri" fo:font-size="12pt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/>
    </style:style>
    <style:style style:name="T8" style:family="text">
      <style:text-properties fo:color="#1c4587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1c4587" fo:font-size="12pt" style:font-size-asian="12pt" style:font-size-complex="12pt"/>
    </style:style>
    <style:style style:name="T10" style:family="text">
      <style:text-properties fo:color="#1c4587" style:text-underline-style="solid" style:text-underline-width="auto" style:text-underline-color="font-color"/>
    </style:style>
    <style:style style:name="T11" style:family="text">
      <style:text-properties fo:color="#1c4587" fo:font-weight="bold" style:font-weight-asian="bold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4264in" fo:min-width="2.4409in" fo:padding-top="0in" fo:padding-bottom="0in" fo:padding-left="0.1252in" fo:padding-right="0.1252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1.1752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/>
      <text:p text:style-name="P12"/>
      <text:p text:style-name="P13">
        <text:span text:style-name="T1">TERMO DE ENCAMINHAMENTO AO ESTÁGIO OBRIGATÓRIO</text:span>
      </text:p>
      <text:p text:style-name="P8"/>
      <text:p text:style-name="P8"/>
      <text:p text:style-name="P8"/>
      <text:p text:style-name="P9">
        <text:span text:style-name="T5">À </text:span>
        <text:span text:style-name="T8">${instituicao}</text:span>
      </text:p>
      <text:p text:style-name="P8"/>
      <text:p text:style-name="P8"/>
      <text:p text:style-name="P19"/>
      <text:p text:style-name="P20">
        <draw:custom-shape text:anchor-type="paragraph" draw:z-index="9" draw:name="Image1" draw:style-name="gr1" draw:text-style-name="P30" svg:width="0.0012in" svg:height="0.0142in" svg:x="0.3752in" svg:y="1.389in">
          <text:p/>
          <draw:enhanced-geometry draw:mirror-horizontal="false" draw:mirror-vertical="false" drawooo:sub-view-size="361950 1" draw:text-areas="0 0 ?f0 ?f1" svg:viewBox="0 0 0 0" draw:type="ooxml-non-primitive" draw:enhanced-path="M 0 0 L 361950 0 N">
            <draw:equation draw:name="f0" draw:formula="logwidth"/>
            <draw:equation draw:name="f1" draw:formula="logheight"/>
          </draw:enhanced-geometry>
        </draw:custom-shape>
        <text:span text:style-name="T5">Vimos, por meio deste, solicitar que esta Instituição receba o(a) discente </text:span>
        <text:span text:style-name="T8">${nome}</text:span>
        <text:span text:style-name="T5">, regularmente matriculado (a) no </text:span>
        <text:span text:style-name="T8">${periodo}</text:span>
        <text:span text:style-name="T5"> período do Curso de Licenciatura em </text:span>
        <text:span text:style-name="T8">${curso}</text:span>
        <text:span text:style-name="T5">, para realização de Estágio Curricular obrigatório, no (a) </text:span>
        <text:span text:style-name="T8">${ano_etapa}</text:span>
        <text:span text:style-name="T5">(ano/etapa/modalidade), referente ao componente curricular Estágio Supervisionado </text:span>
        <text:span text:style-name="T8">${versao_estagio}</text:span>
        <text:span text:style-name="T5">, durante o período de </text:span>
        <text:span text:style-name="T8">${data_inicio}</text:span>
        <text:span text:style-name="T5"> a </text:span>
        <text:span text:style-name="T8">${data_fim}</text:span>
        <text:span text:style-name="T5"> de 20</text:span>
        <text:span text:style-name="T9">${ano}</text:span>
        <text:span text:style-name="T5">.</text:span>
      </text:p>
      <text:p text:style-name="P20">
        <text:span text:style-name="T5">Ressaltamos que o estágio é uma atividade educativa supervisionada que tem como objetivo preparar os estudantes para o exercício profissional e não configura vínculo empregatício com a unidade concedente.</text:span>
      </text:p>
      <text:p text:style-name="P21">
        <text:span text:style-name="T2">
          Durante a sua realização, a UPE designará professores para orientar a elaboração e 
          <text:s text:c="3"/>
          execução do plano de atividades, em conjunto com o supervisor da unidade concedente, a ser desenvolvido pelo estudante no campo de estágio. Cabe a unidade concedente indicar um funcionário de seu quadro de pessoal, com formação ou experiência profissional mínima de 2 anos, na área do conhecimento desenvolvida pelo estagiário, 
          <text:s/>
          para acompanhar 
          <text:s/>
          sistematicamente o desenvolvimento de suas atividades.
        </text:span>
      </text:p>
      <text:p text:style-name="P21">
        <text:span text:style-name="T2">
          Certo de contarmos com sua atenção, antecipadamente agradecemos e 
          <text:s/>
          colocamo-nos à disposição para quaisquer esclarecimentos. 
        </text:span>
      </text:p>
      <text:p text:style-name="P22">
        <text:span text:style-name="T2">
          <text:s text:c="6"/>
          Atenciosamente,
        </text:span>
      </text:p>
      <text:p text:style-name="P23">
        <text:span text:style-name="T3">______________________</text:span>
        <text:span text:style-name="T2">
          , 
          <text:s text:c="12"/>
          / 
          <text:s text:c="11"/>
          /20______
        </text:span>
      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4">
              <text:span text:style-name="T2">___________________________________________</text:span>
            </text:p>
            <text:p text:style-name="P25">Professor da UPE</text:p>
            <text:p text:style-name="P25">Campus/unidade</text:p>
            <text:p text:style-name="P25">Fone/email</text:p>
            <text:p text:style-name="P14"/>
            <text:p text:style-name="P14"/>
            <text:p text:style-name="P16">
              <text:span text:style-name="T4">DECLARAÇÃO DA SUPERVISÃO</text:span>
            </text:p>
            <text:p text:style-name="P17"/>
            <text:p text:style-name="P17">
              <draw:custom-shape text:anchor-type="paragraph" draw:z-index="8" draw:name="Image2" draw:style-name="gr4" draw:text-style-name="P30" svg:width="0.0012in" svg:height="0.0142in" svg:x="0.1252in" svg:y="0in">
                <text:p/>
                <draw:enhanced-geometry draw:mirror-horizontal="false" draw:mirror-vertical="false" svg:viewBox="0 0 21600 21600" draw:type="mso-spt32" draw:enhanced-path="M 0 0 L 21600 21600 N"/>
              </draw:custom-shape>
              Declaro para os devidos fins que eu 
              <text:span text:style-name="T10">${nome_supervisor}</text:span>
               CPF: 
              <text:span text:style-name="T10">${cpf_supervisor}</text:span>
              , 
              <text:s/>
              com formação em 
              <text:span text:style-name="T10">${formacao_supervisor}</text:span>
              , professor(a) ou profissional com formação pedagógica condizente com a área do curso e do estágio, da instituição 
              <text:span text:style-name="T10">${instituicao_estagio} </text:span>
              telefone 
              <text:span text:style-name="T10">${telefone_supervisor}</text:span>
              , e-mail: 
              <text:span text:style-name="T10">${email_supervisor}</text:span>
               me comprometo a supervisionar o(a) estudante: 
              <text:span text:style-name="T10">${nome} </text:span>
              no Estágio Supervisionado 
              <text:span text:style-name="T10">${versao_estagio}</text:span>
              . 
            </text:p>
            <text:p text:style-name="P16"/>
            <text:p text:style-name="P18">
              <text:span text:style-name="T10">${cidade_estagio}</text:span>
              , 
              <text:span text:style-name="T10">${dia_atual}</text:span>
               de 
              <text:span text:style-name="T10">${mes_atual}</text:span>
               de 
              <text:span text:style-name="T10">${ano}</text:span>
            </text:p>
            <text:p text:style-name="P15"/>
            <text:p text:style-name="P3">______________________________________</text:p>
            <text:p text:style-name="P3">
              <text:span text:style-name="T12">Assinatura do(a) Supervisor(a)</text:span>
            </text:p>
            <text:p text:style-name="P4">
              <draw:custom-shape text:anchor-type="paragraph" draw:z-index="7" draw:name="Image3" draw:style-name="gr3" draw:text-style-name="P30" svg:width="0.0012in" svg:height="1.2732in" svg:x="5.1945in" svg:y="0in">
                <text:p/>
                <draw:enhanced-geometry draw:mirror-horizontal="false" draw:mirror-vertical="false" drawooo:sub-view-size="635 1163955" draw:text-areas="0 0 ?f0 ?f1" svg:viewBox="0 0 0 0" draw:type="ooxml-non-primitive" draw:enhanced-path="M 0 0 L 635 1163955 N">
                  <draw:equation draw:name="f0" draw:formula="logwidth"/>
                  <draw:equation draw:name="f1" draw:formula="logheight"/>
                </draw:enhanced-geometry>
              </draw:custom-shape>
              <draw:custom-shape text:anchor-type="paragraph" draw:z-index="6" draw:name="Image4" draw:style-name="gr3" draw:text-style-name="P30" svg:width="0.0012in" svg:height="1.2732in" svg:x="1.861in" svg:y="0in">
                <text:p/>
                <draw:enhanced-geometry draw:mirror-horizontal="false" draw:mirror-vertical="false" drawooo:sub-view-size="635 1163955" draw:text-areas="0 0 ?f0 ?f1" svg:viewBox="0 0 0 0" draw:type="ooxml-non-primitive" draw:enhanced-path="M 0 0 L 635 1163955 N">
                  <draw:equation draw:name="f0" draw:formula="logwidth"/>
                  <draw:equation draw:name="f1" draw:formula="logheight"/>
                </draw:enhanced-geometry>
              </draw:custom-shape>
              <draw:custom-shape text:anchor-type="paragraph" draw:z-index="5" draw:name="Image5" draw:style-name="gr1" draw:text-style-name="P30" svg:width="0.0012in" svg:height="0.0142in" svg:x="1.861in" svg:y="0in">
                <text:p/>
                <draw:enhanced-geometry draw:mirror-horizontal="false" draw:mirror-vertical="false" drawooo:sub-view-size="270510 1" draw:text-areas="0 0 ?f0 ?f1" svg:viewBox="0 0 0 0" draw:type="ooxml-non-primitive" draw:enhanced-path="M 0 0 L 270510 0 N">
                  <draw:equation draw:name="f0" draw:formula="logwidth"/>
                  <draw:equation draw:name="f1" draw:formula="logheight"/>
                </draw:enhanced-geometry>
              </draw:custom-shape>
              <draw:custom-shape text:anchor-type="paragraph" draw:z-index="4" draw:name="Image6" draw:style-name="gr1" draw:text-style-name="P30" svg:width="0.0012in" svg:height="0.0142in" svg:x="4.9028in" svg:y="0in">
                <text:p/>
                <draw:enhanced-geometry draw:mirror-horizontal="false" draw:mirror-vertical="false" drawooo:sub-view-size="270510 635" draw:text-areas="0 0 ?f0 ?f1" svg:viewBox="0 0 0 0" draw:type="ooxml-non-primitive" draw:enhanced-path="M 0 0 L 270510 635 N">
                  <draw:equation draw:name="f0" draw:formula="logwidth"/>
                  <draw:equation draw:name="f1" draw:formula="logheight"/>
                </draw:enhanced-geometry>
              </draw:custom-shape>
            </text:p>
            <text:p text:style-name="P2"/>
            <text:p text:style-name="P2">
              <text:bookmark text:name="_heading=h.gjdgxs"/>
            </text:p>
            <text:p text:style-name="P2">
              <draw:custom-shape text:anchor-type="paragraph" draw:z-index="3" draw:name="Image7" draw:style-name="gr2" draw:text-style-name="P31" svg:width="2.6906in" svg:height="0.426in" svg:x="2.2083in" svg:y="0.0972in">
                <text:p text:style-name="P29">
                  <text:span text:style-name="T6">CARIMBO DA CONCEDENTE</text:span>
                </text:p>
                <text:p text:style-name="P29">
                  <text:span text:style-name="T6">(ESCOLA CAMPO DE ESTÁGIO)</text:span>
                </text:p>
                <draw:enhanced-geometry draw:mirror-horizontal="false" draw:mirror-vertical="false" drawooo:sub-view-size="2440940 370205" draw:text-areas="0 0 ?f0 ?f1" svg:viewBox="0 0 0 0" draw:type="ooxml-non-primitive" draw:enhanced-path="M 0 0 L 0 370205 2440940 370205 2440940 0 Z N">
                  <draw:equation draw:name="f0" draw:formula="logwidth"/>
                  <draw:equation draw:name="f1" draw:formula="logheight"/>
                </draw:enhanced-geometry>
              </draw:custom-shape>
            </text:p>
            <text:p text:style-name="P2">
              <draw:custom-shape text:anchor-type="paragraph" draw:z-index="2" draw:name="Image8" draw:style-name="gr1" draw:text-style-name="P30" svg:width="0.0012in" svg:height="0.0142in" svg:x="1.8752in" svg:y="0.1528in">
                <text:p/>
                <draw:enhanced-geometry draw:mirror-horizontal="false" draw:mirror-vertical="false" drawooo:sub-view-size="270510 1" draw:text-areas="0 0 ?f0 ?f1" svg:viewBox="0 0 0 0" draw:type="ooxml-non-primitive" draw:enhanced-path="M 0 0 L 270510 0 N">
                  <draw:equation draw:name="f0" draw:formula="logwidth"/>
                  <draw:equation draw:name="f1" draw:formula="logheight"/>
                </draw:enhanced-geometry>
              </draw:custom-shape>
              <draw:custom-shape text:anchor-type="paragraph" draw:z-index="1" draw:name="Image9" draw:style-name="gr1" draw:text-style-name="P30" svg:width="0.0012in" svg:height="0.0142in" svg:x="4.9028in" svg:y="0.1528in">
                <text:p/>
                <draw:enhanced-geometry draw:mirror-horizontal="false" draw:mirror-vertical="false" drawooo:sub-view-size="270510 1" draw:text-areas="0 0 ?f0 ?f1" svg:viewBox="0 0 0 0" draw:type="ooxml-non-primitive" draw:enhanced-path="M 0 0 L 270510 0 N">
                  <draw:equation draw:name="f0" draw:formula="logwidth"/>
                  <draw:equation draw:name="f1" draw:formula="logheight"/>
                </draw:enhanced-geometry>
              </draw:custom-shape>
            </text:p>
            <text:p text:style-name="P2">..................................................................................................................................................................................</text:p>
            <text:p text:style-name="P2">Favor preencher os dados da Instituição para elaboração do Termo de Compromisso: 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26">
                    <text:span text:style-name="T12">UNIDADE CONCEDENTE</text:span>
                  </text:p>
                </table:table-cell>
              </table:table-row>
              <table:table-row table:style-name="Table1.2">
                <table:table-cell table:style-name="Table1.A2" office:value-type="string">
                  <text:p text:style-name="P5">
                    <text:span text:style-name="T12">Instituição: </text:span>
                    <text:span text:style-name="T11">${instituicao}</text:span>
                  </text:p>
                </table:table-cell>
              </table:table-row>
              <table:table-row table:style-name="Table1.2">
                <table:table-cell table:style-name="Table1.A3" office:value-type="string">
                  <text:p text:style-name="P5">
                    <text:span text:style-name="T12">CNPJ: </text:span>
                    <text:span text:style-name="T11">${cnpj_estagio}</text:span>
                  </text:p>
                </table:table-cell>
              </table:table-row>
              <table:table-row table:style-name="Table1.4">
                <table:table-cell table:style-name="Table1.A4" office:value-type="string">
                  <text:p text:style-name="P5">
                    <text:span text:style-name="T12">Local de estágio: </text:span>
                    <text:span text:style-name="T11">${local_estagio}</text:span>
                  </text:p>
                </table:table-cell>
              </table:table-row>
              <table:table-row table:style-name="Table1.5">
                <table:table-cell table:style-name="Table1.A5" office:value-type="string">
                  <text:p text:style-name="P5">
                    <text:span text:style-name="T12">Endereço: </text:span>
                    <text:span text:style-name="T11">${endereco_estagio}</text:span>
                    <text:span text:style-name="T12">
                      <text:s text:c="187"/>
                      Nº: 
                    </text:span>
                    <text:span text:style-name="T11">${n_estagio}</text:span>
                    <text:span text:style-name="T12">
                      <text:s text:c="3"/>
                      Complemento: 
                    </text:span>
                    <text:span text:style-name="T11">${complemento_estagio}</text:span>
                    <text:span text:style-name="T12">
                      <text:s text:c="2"/>
                    </text:span>
                  </text:p>
                </table:table-cell>
              </table:table-row>
              <table:table-row table:style-name="Table1.2">
                <table:table-cell table:style-name="Table1.A6" office:value-type="string">
                  <text:p text:style-name="P5">
                    <text:span text:style-name="T12">
                      CEP: 
                      <text:s/>
                    </text:span>
                    <text:span text:style-name="T11">${cep_estagio}</text:span>
                    <text:span text:style-name="T12">
                      <text:s text:c="14"/>
                      Bairro: 
                    </text:span>
                    <text:span text:style-name="T11">${bairro_estagio}</text:span>
                    <text:span text:style-name="T12">
                      <text:s text:c="5"/>
                      Cidade: 
                    </text:span>
                    <text:span text:style-name="T11">${cidade_estagio}</text:span>
                    <text:span text:style-name="T12">
                      <text:s/>
                      Estado: 
                    </text:span>
                    <text:span text:style-name="T11">${estado_estagio}</text:span>
                  </text:p>
                </table:table-cell>
              </table:table-row>
              <table:table-row table:style-name="Table1.2">
                <table:table-cell table:style-name="Table1.A7" office:value-type="string">
                  <text:p text:style-name="P5">
                    <text:span text:style-name="T12">
                      Representante legal: 
                      <text:s/>
                    </text:span>
                    <text:span text:style-name="T11">${representantelegal_estagio</text:span>
                    <text:span text:style-name="T12">
                      } 
                      <text:s text:c="2"/>
                      Cargo: 
                    </text:span>
                    <text:span text:style-name="T11">${cargo_representantelegal}</text:span>
                  </text:p>
                </table:table-cell>
              </table:table-row>
            </table:table>
            <text:p text:style-name="P27">
              <text:span text:style-name="T12">
                <text:s text:c="2"/>
                Horário de estágio: 
              </text:span>
              <text:span text:style-name="T11">${horario_estagio}</text:span>
            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</table:table>
      <text:p text:style-name="P6"/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42:00</meta:creation-date>
    <meta:initial-creator>Tarcia</meta:initial-creator>
    <meta:document-statistic meta:table-count="2" meta:image-count="1" meta:object-count="0" meta:page-count="1" meta:paragraph-count="29" meta:word-count="295" meta:character-count="2936" meta:non-whitespace-character-count="2412"/>
    <meta:generator>LibreOfficeDev/6.0.5.2$Linux_X86_64 LibreOffice_project/</meta:generator>
  </office:meta>
</office:document-meta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pt" style:country-asian="B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-asian="F" style:font-family-generic-asian="system" style:font-pitch-asian="variable" style:language-asian="pt" style:country-asian="BR"/>
    </style:style>
    <style:style style:name="Rodapé_20_Char" style:display-name="Rodapé Char" style:family="text" style:parent-style-name="Default_20_Paragraph_20_Font">
      <style:text-properties style:font-name-asian="F" style:font-family-generic-asian="system" style:font-pitch-asian="variable" style:language-asian="pt" style:country-asian="B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6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
          <draw:frame draw:style-name="Mfr1" draw:name="image1.jpg" text:anchor-type="char" svg:x="-0.2665in" svg:y="-0.2217in" svg:width="7.0819in" svg:height="0.6665in" draw:z-index="0">
            <draw:image xlink:href="Pictures/100000000000057B0000006583AE5401FEB8F516.jpg" xlink:type="simple" xlink:show="embed" xlink:actuate="onLoad" loext:mime-type="image/jpeg"/>
            <svg:desc>cabeçalho.jpg</svg:desc>
          </draw:frame>
        </text:p>
      </style:header>
    </style:master-page>
  </office:master-styles>
</office:document-styles>
</file>